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9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1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2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26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27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130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133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35" style:family="table-cell" style:parent-style-name="Default">
      <style:table-cell-properties fo:background-color="#b2b2b2"/>
    </style:style>
    <style:style style:name="ce136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7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39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40" style:family="table-cell" style:parent-style-name="Default">
      <style:table-cell-properties fo:background-color="#dee6ef"/>
    </style:style>
    <style:style style:name="ce141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43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145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146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147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49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Default" style:data-style-name="N104"/>
    <style:style style:name="ce15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53" style:family="table-cell" style:parent-style-name="Default" style:data-style-name="N104">
      <style:table-cell-properties fo:background-color="#b2b2b2"/>
    </style:style>
    <style:style style:name="ce15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5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5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5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5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59" style:family="table-cell" style:parent-style-name="Default" style:data-style-name="N104">
      <style:table-cell-properties fo:background-color="#dee6ef"/>
    </style:style>
    <style:style style:name="ce16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6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63" style:family="table-cell" style:parent-style-name="Default" style:data-style-name="N30"/>
    <style:style style:name="ce16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6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6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6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6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0" style:family="table-cell" style:parent-style-name="Default" style:data-style-name="N30">
      <style:table-cell-properties fo:background-color="#dee6ef"/>
    </style:style>
    <style:style style:name="ce171" style:family="table-cell" style:parent-style-name="Default" style:data-style-name="N37">
      <style:table-cell-properties fo:background-color="#dee6ef" fo:border="none"/>
    </style:style>
    <style:style style:name="ce17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7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4" style:family="table-cell" style:parent-style-name="Default">
      <style:table-cell-properties fo:background-color="#dee6ef" fo:border="none"/>
    </style:style>
    <style:style style:name="ce175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7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1"/>
        <table:table-column table:style-name="co4" table:default-cell-style-name="ce163"/>
        <table:table-column table:style-name="co4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19" office:value-type="string" calcext:value-type="string">
            <text:p>Current Accounts</text:p>
          </table:table-cell>
          <table:table-cell table:style-name="ce134" table:number-columns-repeated="2"/>
          <table:table-cell table:style-name="ce152"/>
          <table:table-cell table:style-name="ce164"/>
          <table:table-cell table:number-columns-repeated="11"/>
        </table:table-row>
        <table:table-row table:style-name="ro1">
          <table:table-cell table:style-name="ce120" office:value-type="string" calcext:value-type="string">
            <text:p>Barclays (20-18-41)</text:p>
          </table:table-cell>
          <table:table-cell table:style-name="ce135" office:value-type="string" calcext:value-type="string">
            <text:p>40396605</text:p>
          </table:table-cell>
          <table:table-cell table:style-name="ce135"/>
          <table:table-cell table:style-name="ce153" office:value-type="currency" office:currency="GBP" office:value="15877.5" calcext:value-type="currency">
            <text:p>£15,877.50</text:p>
          </table:table-cell>
          <table:table-cell table:style-name="ce165" office:value-type="date" office:date-value="2019-09-06" calcext:value-type="date">
            <text:p>06/09/19</text:p>
          </table:table-cell>
          <table:table-cell table:number-columns-repeated="11"/>
        </table:table-row>
        <table:table-row table:style-name="ro1">
          <table:table-cell table:style-name="ce120" office:value-type="string" calcext:value-type="string">
            <text:p>HSBC (40-16-20)</text:p>
          </table:table-cell>
          <table:table-cell table:style-name="ce135" office:value-type="string" calcext:value-type="string">
            <text:p>11326147</text:p>
          </table:table-cell>
          <table:table-cell table:style-name="ce135"/>
          <table:table-cell table:style-name="ce153" office:value-type="currency" office:currency="GBP" office:value="3635.61" calcext:value-type="currency">
            <text:p>£3,635.61</text:p>
          </table:table-cell>
          <table:table-cell table:style-name="ce165" office:value-type="date" office:date-value="2019-04-21" calcext:value-type="date">
            <text:p>21/04/19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Lloyds (77-65-04)</text:p>
          </table:table-cell>
          <table:table-cell table:style-name="ce136" office:value-type="string" calcext:value-type="string">
            <text:p>06758968</text:p>
          </table:table-cell>
          <table:table-cell table:style-name="ce136"/>
          <table:table-cell table:style-name="ce154" office:value-type="currency" office:currency="GBP" office:value="114.73" calcext:value-type="currency">
            <text:p>£114.73</text:p>
          </table:table-cell>
          <table:table-cell table:style-name="ce166" office:value-type="date" office:date-value="2019-05-03" calcext:value-type="date">
            <text:p>03/05/1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21" office:value-type="string" calcext:value-type="string">
            <text:p>M&amp;S credit card</text:p>
          </table:table-cell>
          <table:table-cell table:style-name="ce136" office:value-type="string" calcext:value-type="string">
            <text:p>'1005 1030 1290 5928</text:p>
          </table:table-cell>
          <table:table-cell table:style-name="ce136"/>
          <table:table-cell table:style-name="ce154" office:value-type="currency" office:currency="GBP" office:value="419.82" calcext:value-type="currency">
            <text:p>£419.82</text:p>
          </table:table-cell>
          <table:table-cell table:style-name="ce166" office:value-type="date" office:date-value="2019-09-03" calcext:value-type="date">
            <text:p>03/09/19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8" office:value-type="string" calcext:value-type="string">
            <text:p>Current Accounts Total</text:p>
          </table:table-cell>
          <table:table-cell table:style-name="ce155" table:formula="of:=SUM([.D3:.D5])" office:value-type="currency" office:currency="GBP" office:value="19627.84" calcext:value-type="currency">
            <text:p>£19,627.84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22" office:value-type="string" calcext:value-type="string">
            <text:p>Pension</text:p>
          </table:table-cell>
          <table:table-cell table:style-name="ce137" table:number-columns-repeated="2"/>
          <table:table-cell table:style-name="ce156"/>
          <table:table-cell table:style-name="ce167"/>
          <table:table-cell table:number-columns-repeated="11"/>
        </table:table-row>
        <table:table-row table:style-name="ro1">
          <table:table-cell table:style-name="ce123" office:value-type="string" calcext:value-type="string">
            <text:p>Prudential</text:p>
          </table:table-cell>
          <table:table-cell table:style-name="ce138" office:value-type="string" calcext:value-type="string">
            <text:p>0071948000920721</text:p>
          </table:table-cell>
          <table:table-cell table:style-name="ce138" office:value-type="string" calcext:value-type="string">
            <text:p>Annuity</text:p>
          </table:table-cell>
          <table:table-cell table:style-name="ce157" office:value-type="currency" office:currency="GBP" office:value="26862.6" calcext:value-type="currency">
            <text:p>£26,862.60</text:p>
          </table:table-cell>
          <table:table-cell table:style-name="ce168" office:value-type="date" office:date-value="2019-05-13" calcext:value-type="date">
            <text:p>13/05/1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24" office:value-type="string" calcext:value-type="string">
            <text:p>Investments</text:p>
          </table:table-cell>
          <table:table-cell table:style-name="ce139" table:number-columns-repeated="2"/>
          <table:table-cell table:style-name="ce158"/>
          <table:table-cell table:style-name="ce169" office:value-type="string" calcext:value-type="string">
            <text:p>Statement</text:p>
          </table:table-cell>
          <table:table-cell table:style-name="ce173" office:value-type="string" calcext:value-type="string">
            <text:p>Maturity</text:p>
          </table:table-cell>
          <table:table-cell table:style-name="ce139"/>
          <table:table-cell table:style-name="ce175"/>
          <table:table-cell table:number-columns-repeated="8"/>
        </table:table-row>
        <table:table-row table:style-name="ro1">
          <table:table-cell table:style-name="ce125" office:value-type="string" calcext:value-type="string">
            <text:p>Barclays (20-45-67)</text:p>
          </table:table-cell>
          <table:table-cell table:style-name="ce140" office:value-type="string" calcext:value-type="string">
            <text:p>00916331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8988.18" calcext:value-type="currency">
            <text:p>£28,988.18</text:p>
          </table:table-cell>
          <table:table-cell table:style-name="ce170" office:value-type="date" office:date-value="2019-09-06" calcext:value-type="date">
            <text:p>06/09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02750376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7594.63" calcext:value-type="currency">
            <text:p>£27,594.63</text:p>
          </table:table-cell>
          <table:table-cell table:style-name="ce170" office:value-type="date" office:date-value="2019-04-08" calcext:value-type="date">
            <text:p>08/04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7676042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11249.83" calcext:value-type="currency">
            <text:p>£11,249.83</text:p>
          </table:table-cell>
          <table:table-cell table:style-name="ce170" office:value-type="date" office:date-value="2019-04-27" calcext:value-type="date">
            <text:p>27/04/19</text:p>
          </table:table-cell>
          <table:table-cell table:style-name="ce171" office:value-type="date" office:date-value="2021-04-27" calcext:value-type="date">
            <text:p>27/04/21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4348874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5356.66" calcext:value-type="currency">
            <text:p>£5,356.66</text:p>
          </table:table-cell>
          <table:table-cell table:style-name="ce170" office:value-type="date" office:date-value="2019-04-12" calcext:value-type="date">
            <text:p>12/04/19</text:p>
          </table:table-cell>
          <table:table-cell table:style-name="ce171" office:value-type="date" office:date-value="2020-04-12" calcext:value-type="date">
            <text:p>12/04/20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548424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288.37" calcext:value-type="currency">
            <text:p>£21,288.37</text:p>
          </table:table-cell>
          <table:table-cell table:style-name="ce170" office:value-type="date" office:date-value="2019-05-05" calcext:value-type="date">
            <text:p>05/05/19</text:p>
          </table:table-cell>
          <table:table-cell table:style-name="ce171" office:value-type="date" office:date-value="2024-05-05" calcext:value-type="date">
            <text:p>05/05/24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950663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733.34" calcext:value-type="currency">
            <text:p>£7,733.34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24762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405.31" calcext:value-type="currency">
            <text:p>£8,405.31</text:p>
          </table:table-cell>
          <table:table-cell table:style-name="ce171" office:value-type="date" office:date-value="2019-09-03" calcext:value-type="date">
            <text:p>03/09/19</text:p>
          </table:table-cell>
          <table:table-cell table:style-name="ce171" office:value-type="date" office:date-value="2019-10-09" calcext:value-type="date">
            <text:p>09/10/19</text:p>
          </table:table-cell>
          <table:table-cell table:style-name="ce140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24849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007.04" calcext:value-type="currency">
            <text:p>£6,007.04</text:p>
          </table:table-cell>
          <table:table-cell table:style-name="ce171" office:value-type="date" office:date-value="2019-09-03" calcext:value-type="date">
            <text:p>03/09/19</text:p>
          </table:table-cell>
          <table:table-cell table:style-name="ce171" office:value-type="date" office:date-value="2019-10-09" calcext:value-type="date">
            <text:p>09/10/19</text:p>
          </table:table-cell>
          <table:table-cell table:style-name="ce140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0599554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974.36" calcext:value-type="currency">
            <text:p>£22,974.36</text:p>
          </table:table-cell>
          <table:table-cell table:style-name="ce171" office:value-type="date" office:date-value="2019-07-05" calcext:value-type="date">
            <text:p>05/07/19</text:p>
          </table:table-cell>
          <table:table-cell table:style-name="ce171" office:value-type="date" office:date-value="2022-07-05" calcext:value-type="date">
            <text:p>05/07/22</text:p>
          </table:table-cell>
          <table:table-cell table:style-name="ce140"/>
          <table:table-cell table:style-name="ce176"/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396407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578.62" calcext:value-type="currency">
            <text:p>£22,578.62</text:p>
          </table:table-cell>
          <table:table-cell table:style-name="ce170" office:value-type="date" office:date-value="2019-04-16" calcext:value-type="date">
            <text:p>16/04/19</text:p>
          </table:table-cell>
          <table:table-cell table:style-name="ce171" office:value-type="date" office:date-value="2019-05-24" calcext:value-type="date">
            <text:p>24/05/19</text:p>
          </table:table-cell>
          <table:table-cell table:style-name="ce174"/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09615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0.46" calcext:value-type="currency">
            <text:p>£7,400.46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140"/>
          <table:table-cell table:style-name="ce176"/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0887766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3.02" calcext:value-type="currency">
            <text:p>£7,403.02</text:p>
          </table:table-cell>
          <table:table-cell table:style-name="ce171" office:value-type="date" office:date-value="2019-08-06" calcext:value-type="date">
            <text:p>06/08/19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40"/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995232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35.18" calcext:value-type="currency">
            <text:p>£335.18</text:p>
          </table:table-cell>
          <table:table-cell table:style-name="ce170" office:value-type="date" office:date-value="2019-03-21" calcext:value-type="date">
            <text:p>21/03/19</text:p>
          </table:table-cell>
          <table:table-cell table:style-name="ce171" office:value-type="date" office:date-value="2020-03-21" calcext:value-type="date">
            <text:p>21/03/20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88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4684.31" calcext:value-type="currency">
            <text:p>£4,684.31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19" calcext:value-type="date">
            <text:p>19/10/21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174554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2.84" calcext:value-type="currency">
            <text:p>£13,592.84</text:p>
          </table:table-cell>
          <table:table-cell table:style-name="ce170" office:value-type="date" office:date-value="2018-11-08" calcext:value-type="date">
            <text:p>08/11/18</text:p>
          </table:table-cell>
          <table:table-cell table:style-name="ce171" office:value-type="date" office:date-value="2020-11-08" calcext:value-type="date">
            <text:p>08/11/20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91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458.29" calcext:value-type="currency">
            <text:p>£13,458.29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867893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995.26" calcext:value-type="currency">
            <text:p>£9,995.26</text:p>
          </table:table-cell>
          <table:table-cell table:style-name="ce170" office:value-type="date" office:date-value="2019-05-10" calcext:value-type="date">
            <text:p>10/05/19</text:p>
          </table:table-cell>
          <table:table-cell table:style-name="ce171" office:value-type="date" office:date-value="2023-05-10" calcext:value-type="date">
            <text:p>10/05/23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9063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454.73" calcext:value-type="currency">
            <text:p>£9,454.73</text:p>
          </table:table-cell>
          <table:table-cell table:style-name="ce170" office:value-type="date" office:date-value="2018-10-10" calcext:value-type="date">
            <text:p>10/10/18</text:p>
          </table:table-cell>
          <table:table-cell table:style-name="ce171" office:value-type="date" office:date-value="2023-10-10" calcext:value-type="date">
            <text:p>10/10/23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380416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303.51" calcext:value-type="currency">
            <text:p>£7,303.51</text:p>
          </table:table-cell>
          <table:table-cell table:style-name="ce170" office:value-type="date" office:date-value="2019-09-14" calcext:value-type="date">
            <text:p>14/09/19</text:p>
          </table:table-cell>
          <table:table-cell table:style-name="ce171" office:value-type="date" office:date-value="2021-09-14" calcext:value-type="date">
            <text:p>14/09/21</text:p>
          </table:table-cell>
          <table:table-cell table:style-name="ce174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SAGA</text:p>
          </table:table-cell>
          <table:table-cell table:style-name="ce140"/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1017.87" calcext:value-type="currency">
            <text:p>£1,017.87</text:p>
          </table:table-cell>
          <table:table-cell table:style-name="ce170" office:value-type="date" office:date-value="2019-03-22" calcext:value-type="date">
            <text:p>22/03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 table:style-name="ce125" office:value-type="string" calcext:value-type="string">
            <text:p>National Grid</text:p>
          </table:table-cell>
          <table:table-cell table:style-name="ce140" office:value-type="string" calcext:value-type="string">
            <text:p>11139309637</text:p>
          </table:table-cell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2227.95" calcext:value-type="currency">
            <text:p>£2,227.95</text:p>
          </table:table-cell>
          <table:table-cell table:style-name="ce170" office:value-type="date" office:date-value="2019-04-01" calcext:value-type="date">
            <text:p>01/04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 table:style-name="ce125" office:value-type="string" calcext:value-type="string">
            <text:p>Schroders</text:p>
          </table:table-cell>
          <table:table-cell table:style-name="ce140" office:value-type="string" calcext:value-type="string">
            <text:p>0003496087</text:p>
          </table:table-cell>
          <table:table-cell table:style-name="ce140" office:value-type="string" calcext:value-type="string">
            <text:p>Global Emerging Markets</text:p>
          </table:table-cell>
          <table:table-cell table:style-name="ce159" office:value-type="currency" office:currency="GBP" office:value="6813.97" calcext:value-type="currency">
            <text:p>£6,813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M&amp;G </text:p>
          </table:table-cell>
          <table:table-cell table:style-name="ce140" office:value-type="string" calcext:value-type="string">
            <text:p>0360658406</text:p>
          </table:table-cell>
          <table:table-cell table:style-name="ce140" office:value-type="string" calcext:value-type="string">
            <text:p>Stocks &amp; Shares ISA</text:p>
          </table:table-cell>
          <table:table-cell table:style-name="ce159" office:value-type="currency" office:currency="GBP" office:value="16221.34" calcext:value-type="currency">
            <text:p>£16,221.3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BlackRock</text:p>
          </table:table-cell>
          <table:table-cell table:style-name="ce140" office:value-type="string" calcext:value-type="string">
            <text:p>00028561</text:p>
          </table:table-cell>
          <table:table-cell table:style-name="ce140" office:value-type="string" calcext:value-type="string">
            <text:p>BR Lump Sum &amp; RSF</text:p>
          </table:table-cell>
          <table:table-cell table:style-name="ce159" office:value-type="currency" office:currency="GBP" office:value="6189.94" calcext:value-type="currency">
            <text:p>£6,189.9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Invesco</text:p>
          </table:table-cell>
          <table:table-cell table:style-name="ce140" office:value-type="string" calcext:value-type="string">
            <text:p>0006181420</text:p>
          </table:table-cell>
          <table:table-cell table:style-name="ce140" office:value-type="string" calcext:value-type="string">
            <text:p>Income Shares</text:p>
          </table:table-cell>
          <table:table-cell table:style-name="ce159" office:value-type="currency" office:currency="GBP" office:value="25158.97" calcext:value-type="currency">
            <text:p>£25,158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15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2268.79" calcext:value-type="currency">
            <text:p>£22,268.79</text:p>
          </table:table-cell>
          <table:table-cell table:style-name="ce170" office:value-type="date" office:date-value="2019-09-01" calcext:value-type="date">
            <text:p>01/09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08</text:p>
          </table:table-cell>
          <table:table-cell table:style-name="ce140" office:value-type="string" calcext:value-type="string">
            <text:p>Flexible Bond</text:p>
          </table:table-cell>
          <table:table-cell table:style-name="ce159" office:value-type="currency" office:currency="GBP" office:value="45954.36" calcext:value-type="currency">
            <text:p>£45,954.36</text:p>
          </table:table-cell>
          <table:table-cell table:style-name="ce170" office:value-type="date" office:date-value="2019-08-12" calcext:value-type="date">
            <text:p>12/08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5" office:value-type="string" calcext:value-type="string">
            <text:p>Prudential</text:p>
          </table:table-cell>
          <table:table-cell table:style-name="ce140" office:value-type="string" calcext:value-type="string">
            <text:p>'016432B010 – 016432B019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51016.11" calcext:value-type="currency">
            <text:p>£51,016.11</text:p>
          </table:table-cell>
          <table:table-cell table:style-name="ce170" office:value-type="date" office:date-value="2019-07-30" calcext:value-type="date">
            <text:p>30/07/19</text:p>
          </table:table-cell>
          <table:table-cell table:style-name="ce174" table:number-columns-repeated="2"/>
          <table:table-cell table:style-name="ce176"/>
          <table:table-cell table:number-columns-repeated="8"/>
        </table:table-row>
        <table:table-row table:style-name="ro1">
          <table:table-cell table:style-name="ce126" office:value-type="string" calcext:value-type="string">
            <text:p>M&amp;S </text:p>
          </table:table-cell>
          <table:table-cell table:style-name="ce141" office:value-type="string" calcext:value-type="string">
            <text:p>004460436838</text:p>
          </table:table-cell>
          <table:table-cell table:style-name="ce141" office:value-type="string" calcext:value-type="string">
            <text:p>ISA</text:p>
          </table:table-cell>
          <table:table-cell table:style-name="ce160" office:value-type="currency" office:currency="GBP" office:value="33118.19" calcext:value-type="currency">
            <text:p>£33,118.19</text:p>
          </table:table-cell>
          <table:table-cell table:style-name="ce172" office:value-type="date" office:date-value="2019-04-05" calcext:value-type="date">
            <text:p>05/04/19</text:p>
          </table:table-cell>
          <table:table-cell table:style-name="ce141" table:number-columns-repeated="2"/>
          <table:table-cell table:style-name="ce177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8" office:value-type="string" calcext:value-type="string">
            <text:p>Savings Total</text:p>
          </table:table-cell>
          <table:table-cell table:style-name="ce155" table:formula="of:=SUM([.D16:.D42])" office:value-type="currency" office:currency="GBP" office:value="415809.79" calcext:value-type="currency">
            <text:p>£415,809.79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9" office:value-type="string" calcext:value-type="string">
            <text:p>Grand Total as at 20/5/19</text:p>
          </table:table-cell>
          <table:table-cell table:style-name="ce161" table:formula="of:=[.D44]+[.D10]" office:value-type="currency" office:currency="GBP" office:value="435437.63" calcext:value-type="currency">
            <text:p>£435,437.63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27" office:value-type="string" calcext:value-type="string">
            <text:p>Santander</text:p>
          </table:table-cell>
          <table:table-cell table:style-name="ce142" office:value-type="string" calcext:value-type="string">
            <text:p>E95060096</text:p>
          </table:table-cell>
          <table:table-cell table:style-name="ce142" office:value-type="string" calcext:value-type="string">
            <text:p>Joseph D Eagland</text:p>
          </table:table-cell>
          <table:table-cell table:style-name="ce162" office:value-type="currency" office:currency="GBP" office:value="1003.33" calcext:value-type="currency">
            <text:p>£1,003.33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28" office:value-type="string" calcext:value-type="string">
            <text:p>Phone Numbers</text:p>
          </table:table-cell>
          <table:table-cell table:style-name="ce143"/>
          <table:table-cell table:number-columns-repeated="14"/>
        </table:table-row>
        <table:table-row table:style-name="ro1">
          <table:table-cell table:style-name="ce129" office:value-type="string" calcext:value-type="string">
            <text:p>All Pumps </text:p>
          </table:table-cell>
          <table:table-cell table:style-name="ce144" office:value-type="string" calcext:value-type="string">
            <text:p>01994 448310</text:p>
          </table:table-cell>
          <table:table-cell table:number-columns-repeated="14"/>
        </table:table-row>
        <table:table-row table:style-name="ro1">
          <table:table-cell table:style-name="ce129"/>
          <table:table-cell table:style-name="ce144"/>
          <table:table-cell table:style-name="ce150"/>
          <table:table-cell table:number-columns-repeated="13"/>
        </table:table-row>
        <table:table-row table:style-name="ro1">
          <table:table-cell table:style-name="ce130" office:value-type="string" calcext:value-type="string">
            <text:p>Haematology Dept.</text:p>
          </table:table-cell>
          <table:table-cell table:style-name="ce144" office:value-type="float" office:value="2539" calcext:value-type="float">
            <text:p>2539</text:p>
          </table:table-cell>
          <table:table-cell table:style-name="ce150"/>
          <table:table-cell table:number-columns-repeated="13"/>
        </table:table-row>
        <table:table-row table:style-name="ro1">
          <table:table-cell table:style-name="ce131"/>
          <table:table-cell table:style-name="ce145"/>
          <table:table-cell table:style-name="ce150"/>
          <table:table-cell table:number-columns-repeated="13"/>
        </table:table-row>
        <table:table-row table:style-name="ro1">
          <table:table-cell table:style-name="ce132"/>
          <table:table-cell table:style-name="ce146"/>
          <table:table-cell table:style-name="ce150"/>
          <table:table-cell table:number-columns-repeated="13"/>
        </table:table-row>
        <table:table-row table:style-name="ro1">
          <table:table-cell table:style-name="ce133" office:value-type="string" calcext:value-type="string">
            <text:p>Date of Birth</text:p>
          </table:table-cell>
          <table:table-cell table:style-name="ce147" office:value-type="date" office:date-value="1934-02-12" calcext:value-type="date">
            <text:p>12/02/34</text:p>
          </table:table-cell>
          <table:table-cell table:style-name="ce150"/>
          <table:table-cell table:number-columns-repeated="13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 table:number-rows-repeated="104851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6:41:31.464704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1:12.274165267</meta:creation-date>
    <meta:generator>LibreOffice/6.2.7.1$Linux_X86_64 LibreOffice_project/20$Build-1</meta:generator>
    <dc:date>2019-09-28T16:52:17.760706868</dc:date>
    <meta:editing-duration>PT57M43S</meta:editing-duration>
    <meta:editing-cycles>8</meta:editing-cycles>
    <meta:document-statistic meta:table-count="1" meta:cell-count="206" meta:object-count="0"/>
  </office:meta>
</office:document-meta>
</file>